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H78 Feuille1.A1:Feuille1.H78">
        <table:shapes>
          <draw:frame draw:z-index="0" draw:style-name="gr1" draw:text-style-name="P1" svg:width="159.97mm" svg:height="90.04mm" svg:x="94.17mm" svg:y="17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5.51mm" svg:y="121.38mm">
            <draw:object draw:notify-on-update-of-ranges="Feuille1.B3:Feuille1.B13 Feuille1.C3:Feuille1.C13 Feuille1.B19:Feuille1.B26 Feuille1.C19:Feuille1.C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7.12mm" svg:height="85.26mm" svg:x="5.23mm" svg:y="215.14mm">
            <draw:object draw:notify-on-update-of-ranges="Feuille1.B3:Feuille1.B13 Feuille1.D3:Feuille1.D13 Feuille1.B19:Feuille1.B26 Feuille1.D19:Feuille1.D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t(s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n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818" calcext:value-type="float">
            <text:p>0,818</text:p>
          </table:table-cell>
          <table:table-cell table:style-name="ce1" table:formula="of:=LN([.C3])" office:value-type="float" office:value="-0.20089294237939" calcext:value-type="float">
            <text:p>-0,20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708" calcext:value-type="float">
            <text:p>0,708</text:p>
          </table:table-cell>
          <table:table-cell table:style-name="ce1" table:formula="of:=LN([.C4])" office:value-type="float" office:value="-0.345311185288417" calcext:value-type="float">
            <text:p>-0,34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597" calcext:value-type="float">
            <text:p>0,597</text:p>
          </table:table-cell>
          <table:table-cell table:style-name="ce1" table:formula="of:=LN([.C5])" office:value-type="float" office:value="-0.515838165589535" calcext:value-type="float">
            <text:p>-0,516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.537" calcext:value-type="float">
            <text:p>0,537</text:p>
          </table:table-cell>
          <table:table-cell table:style-name="ce1" table:formula="of:=LN([.C6])" office:value-type="float" office:value="-0.621757184473272" calcext:value-type="float">
            <text:p>-0,622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0.502" calcext:value-type="float">
            <text:p>0,502</text:p>
          </table:table-cell>
          <table:table-cell table:style-name="ce1" table:formula="of:=LN([.C7])" office:value-type="float" office:value="-0.689155159290408" calcext:value-type="float">
            <text:p>-0,689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473" calcext:value-type="float">
            <text:p>0,473</text:p>
          </table:table-cell>
          <table:table-cell table:style-name="ce1" table:formula="of:=LN([.C8])" office:value-type="float" office:value="-0.748659890490204" calcext:value-type="float">
            <text:p>-0,749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0.434" calcext:value-type="float">
            <text:p>0,434</text:p>
          </table:table-cell>
          <table:table-cell table:style-name="ce1" table:formula="of:=LN([.C9])" office:value-type="float" office:value="-0.834710744881732" calcext:value-type="float">
            <text:p>-0,835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391" calcext:value-type="float">
            <text:p>0,391</text:p>
          </table:table-cell>
          <table:table-cell table:style-name="ce1" table:formula="of:=LN([.C10])" office:value-type="float" office:value="-0.939047718996771" calcext:value-type="float">
            <text:p>-0,939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0.343" calcext:value-type="float">
            <text:p>0,343</text:p>
          </table:table-cell>
          <table:table-cell table:style-name="ce1" table:formula="of:=LN([.C11])" office:value-type="float" office:value="-1.0700248318162" calcext:value-type="float">
            <text:p>-1,070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0.315" calcext:value-type="float">
            <text:p>0,315</text:p>
          </table:table-cell>
          <table:table-cell table:style-name="ce1" table:formula="of:=LN([.C12])" office:value-type="float" office:value="-1.1551826401565" calcext:value-type="float">
            <text:p>-1,155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0.296" calcext:value-type="float">
            <text:p>0,296</text:p>
          </table:table-cell>
          <table:table-cell table:style-name="ce1" table:formula="of:=LN([.C13])" office:value-type="float" office:value="-1.21739582465808" calcext:value-type="float">
            <text:p>-1,217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276" calcext:value-type="float">
            <text:p>0,276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0.261" calcext:value-type="float">
            <text:p>0,261</text:p>
          </table:table-cell>
          <table:table-cell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0.245" calcext:value-type="float">
            <text:p>0,24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886" calcext:value-type="float">
            <text:p>0,886</text:p>
          </table:table-cell>
          <table:table-cell table:formula="of:=LN([.C19])" office:value-type="float" office:value="-0.121038328377056" calcext:value-type="float">
            <text:p>-0,121038328377056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.846" calcext:value-type="float">
            <text:p>0,846</text:p>
          </table:table-cell>
          <table:table-cell table:formula="of:=LN([.C20])" office:value-type="float" office:value="-0.167235919375914" calcext:value-type="float">
            <text:p>-0,167235919375914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768" calcext:value-type="float">
            <text:p>0,768</text:p>
          </table:table-cell>
          <table:table-cell table:formula="of:=LN([.C21])" office:value-type="float" office:value="-0.263965545834465" calcext:value-type="float">
            <text:p>-0,263965545834465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0.731" calcext:value-type="float">
            <text:p>0,731</text:p>
          </table:table-cell>
          <table:table-cell table:formula="of:=LN([.C22])" office:value-type="float" office:value="-0.313341819232359" calcext:value-type="float">
            <text:p>-0,313341819232359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697" calcext:value-type="float">
            <text:p>0,697</text:p>
          </table:table-cell>
          <table:table-cell table:formula="of:=LN([.C23])" office:value-type="float" office:value="-0.360969868221613" calcext:value-type="float">
            <text:p>-0,360969868221613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0.665" calcext:value-type="float">
            <text:p>0,665</text:p>
          </table:table-cell>
          <table:table-cell table:formula="of:=LN([.C24])" office:value-type="float" office:value="-0.407968238326283" calcext:value-type="float">
            <text:p>-0,407968238326283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0.637" calcext:value-type="float">
            <text:p>0,637</text:p>
          </table:table-cell>
          <table:table-cell table:formula="of:=LN([.C25])" office:value-type="float" office:value="-0.450985623409974" calcext:value-type="float">
            <text:p>-0,45098562340997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0.606" calcext:value-type="float">
            <text:p>0,606</text:p>
          </table:table-cell>
          <table:table-cell table:formula="of:=LN([.C26])" office:value-type="float" office:value="-0.500875292912823" calcext:value-type="float">
            <text:p>-0,5008752929128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2">00/00/0000</text:date>, <text:time style:data-style-name="N2" text:time-value="14:58:34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4:58:37.357000000</meta:creation-date>
    <meta:editing-duration>PT7M6S</meta:editing-duration>
    <meta:editing-cycles>4</meta:editing-cycles>
    <meta:generator>LibreOffice/5.4.4.2$Windows_x86 LibreOffice_project/2524958677847fb3bb44820e40380acbe820f960</meta:generator>
    <dc:date>2018-02-02T15:28:34.470000000</dc:date>
    <meta:print-date>2018-02-02T15:19:03.669000000</meta:print-date>
    <meta:document-statistic meta:table-count="1" meta:cell-count="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-0.21cm" svg:y="-0.001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title svg:x="0cm" svg:y="0cm" chart:style-name="ch6">
              <text:p>Titre de l'axe Y</text:p>
            </chart:title>
            <chart:grid chart:style-name="ch7" chart:class="major"/>
          </chart:axi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9.698cm" svg:y="0.237cm" chart:style-name="ch2">
          <text:p>Expérience 1</text:p>
        </chart:title>
        <chart:subtitle svg:x="10.328cm" svg:y="1.016cm" chart:style-name="ch3">
          <text:p>A= f(t)</text:p>
        </chart:subtitle>
        <chart:legend svg:x="12.069cm" svg:y="0.709cm" style:legend-expansion="custom" chartooo:width="2.583cm" chartooo:height="0.562cm" style:legend-expansion-aspect-ratio="4.59608540925267" chart:style-name="ch4"/>
        <chart:plot-area chart:style-name="ch5" table:cell-range-address="Feuille1.B3:Feuille1.C13 Feuille1.C19:Feuille1.C26" svg:x="1.33cm" svg:y="2.138cm" svg:width="14.35cm" svg:height="5.706cm">
          <chartooo:coordinate-region svg:x="2.057cm" svg:y="2.337cm" svg:width="13.343cm" svg:height="4.86cm"/>
          <chart:axis chart:dimension="x" chart:name="primary-x" chart:style-name="ch6">
            <chart:title svg:x="8.223cm" svg:y="8.024cm" chart:style-name="ch7">
              <text:p>t(s)</text:p>
            </chart:title>
          </chart:axis>
          <chart:axis chart:dimension="y" chart:name="primary-y" chart:style-name="ch6">
            <chart:title svg:x="0.451cm" svg:y="5.154cm" chart:style-name="ch8">
              <text:p>A</text:p>
            </chart:title>
            <chart:grid chart:style-name="ch9" chart:class="major"/>
          </chart:axis>
          <chart:series chart:style-name="ch10" chart:values-cell-range-address="Feuille1.C3:Feuille1.C13" chart:class="chart:scatter">
            <chart:domain table:cell-range-address="Feuille1.B3:Feuille1.B13"/>
            <chart:data-point chart:repeated="2"/>
            <chart:data-point chart:style-name="ch11"/>
            <chart:data-point chart:repeated="3"/>
            <chart:data-point chart:style-name="ch11"/>
            <chart:data-point/>
            <chart:data-point chart:style-name="ch11" chart:repeated="3"/>
          </chart:series>
          <chart:series chart:style-name="ch12" chart:values-cell-range-address="" chart:class="chart:scatter">
            <chart:data-point/>
          </chart:series>
          <chart:series chart:style-name="ch13" chart:values-cell-range-address="Feuille1.C19:Feuille1.C26" chart:class="chart:scatter">
            <chart:domain table:cell-range-address="Feuille1.B19:Feuille1.B26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Feuille1.B3:Feuille1.B13</svg:desc>
                </draw:g>
              </table:table-cell>
              <table:table-cell office:value-type="float" office:value="0.818">
                <text:p>0.818</text:p>
                <draw:g>
                  <svg:desc>Feuille1.C3:Feuille1.C13</svg:desc>
                </draw:g>
              </table:table-cell>
              <table:table-cell office:value-type="float" office:value="77">
                <text:p>77</text:p>
                <draw:g>
                  <svg:desc>Feuille1.B19:Feuille1.B26</svg:desc>
                </draw:g>
              </table:table-cell>
              <table:table-cell office:value-type="float" office:value="0.886">
                <text:p>0.886</text:p>
                <draw:g>
                  <svg:desc>Feuille1.C19:Feuille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0.708">
                <text:p>0.708</text:p>
              </table:table-cell>
              <table:table-cell office:value-type="float" office:value="91">
                <text:p>91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0.597">
                <text:p>0.597</text:p>
              </table:table-cell>
              <table:table-cell office:value-type="float" office:value="120">
                <text:p>120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">
                <text:p>71</text:p>
              </table:table-cell>
              <table:table-cell office:value-type="float" office:value="0.537">
                <text:p>0.537</text:p>
              </table:table-cell>
              <table:table-cell office:value-type="float" office:value="139">
                <text:p>139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">
                <text:p>83</text:p>
              </table:table-cell>
              <table:table-cell office:value-type="float" office:value="0.502">
                <text:p>0.502</text:p>
              </table:table-cell>
              <table:table-cell office:value-type="float" office:value="154">
                <text:p>154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">
                <text:p>94</text:p>
              </table:table-cell>
              <table:table-cell office:value-type="float" office:value="0.473">
                <text:p>0.473</text:p>
              </table:table-cell>
              <table:table-cell office:value-type="float" office:value="169">
                <text:p>169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">
                <text:p>107</text:p>
              </table:table-cell>
              <table:table-cell office:value-type="float" office:value="0.434">
                <text:p>0.434</text:p>
              </table:table-cell>
              <table:table-cell office:value-type="float" office:value="184">
                <text:p>184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0.391">
                <text:p>0.391</text:p>
              </table:table-cell>
              <table:table-cell office:value-type="float" office:value="199">
                <text:p>199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9">
                <text:p>139</text:p>
              </table:table-cell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">
                <text:p>152</text:p>
              </table:table-cell>
              <table:table-cell office:value-type="float" office:value="0.315">
                <text:p>0.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1">
                <text:p>161</text:p>
              </table:table-cell>
              <table:table-cell office:value-type="float" office:value="0.296">
                <text:p>0.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10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0"/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713cm" svg:height="8.527cm" xlink:href=".." xlink:type="simple" chart:class="chart:scatter" chart:style-name="ch1">
        <chart:legend chart:legend-position="end" svg:x="9.273cm" svg:y="3.217cm" style:legend-expansion="high" chart:style-name="ch2"/>
        <chart:plot-area chart:style-name="ch3" table:cell-range-address="Feuille1.B3:Feuille1.B13 Feuille1.D3:Feuille1.D13 Feuille1.D19:Feuille1.D26" svg:x="1.285cm" svg:y="0.17cm" svg:width="7.714cm" svg:height="7.206cm">
          <chartooo:coordinate-region svg:x="2.118cm" svg:y="0.368cm" svg:width="6.601cm" svg:height="6.809cm"/>
          <chart:axis chart:dimension="x" chart:name="primary-x" chart:style-name="ch4">
            <chart:title svg:x="4.86cm" svg:y="7.546cm" chart:style-name="ch5">
              <text:p>t(s)</text:p>
            </chart:title>
          </chart:axis>
          <chart:axis chart:dimension="y" chart:name="primary-y" chart:style-name="ch4">
            <chart:title svg:x="0.451cm" svg:y="4.121cm" chart:style-name="ch6">
              <text:p>LnA</text:p>
            </chart:title>
            <chart:grid chart:style-name="ch7" chart:class="major"/>
          </chart:axis>
          <chart:series chart:style-name="ch8" chart:values-cell-range-address="Feuille1.D3:Feuille1.D13" chart:class="chart:scatter">
            <chart:domain table:cell-range-address="Feuille1.B3:Feuille1.B13"/>
            <chart:regression-curve chart:style-name="ch9">
              <chart:equation chart:display-equation="true" chart:display-r-square="true" svg:x="6.376cm" svg:y="7.011cm" chart:style-name="ch10"/>
            </chart:regression-curve>
            <chart:data-point chart:repeated="11"/>
          </chart:series>
          <chart:series chart:style-name="ch11" chart:values-cell-range-address="Feuille1.D19:Feuille1.D26" chart:class="chart:scatter">
            <chart:domain table:cell-range-address="Feuille1.B19:Feuille1.B26"/>
            <chart:regression-curve chart:style-name="ch12">
              <chart:equation chart:display-equation="true" chart:display-r-square="true" svg:x="7.501cm" svg:y="1.474cm" chart:style-name="ch10"/>
            </chart:regression-curve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D</text:p>
              </table:table-cell>
              <table:table-cell office:value-type="string">
                <text:p>Colonne B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Feuille1.B3:Feuille1.B13</svg:desc>
                </draw:g>
              </table:table-cell>
              <table:table-cell office:value-type="float" office:value="-0.20089294237939">
                <text:p>-0.20089294237939</text:p>
                <draw:g>
                  <svg:desc>Feuille1.D3:Feuille1.D13</svg:desc>
                </draw:g>
              </table:table-cell>
              <table:table-cell office:value-type="float" office:value="77">
                <text:p>77</text:p>
                <draw:g>
                  <svg:desc>Feuille1.B19:Feuille1.B26</svg:desc>
                </draw:g>
              </table:table-cell>
              <table:table-cell office:value-type="float" office:value="-0.121038328377056">
                <text:p>-0.121038328377056</text:p>
                <draw:g>
                  <svg:desc>Feuille1.D19:Feuille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-0.345311185288417">
                <text:p>-0.345311185288417</text:p>
              </table:table-cell>
              <table:table-cell office:value-type="float" office:value="91">
                <text:p>91</text:p>
              </table:table-cell>
              <table:table-cell office:value-type="float" office:value="-0.167235919375914">
                <text:p>-0.167235919375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-0.515838165589535">
                <text:p>-0.515838165589535</text:p>
              </table:table-cell>
              <table:table-cell office:value-type="float" office:value="120">
                <text:p>120</text:p>
              </table:table-cell>
              <table:table-cell office:value-type="float" office:value="-0.263965545834465">
                <text:p>-0.263965545834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">
                <text:p>71</text:p>
              </table:table-cell>
              <table:table-cell office:value-type="float" office:value="-0.621757184473272">
                <text:p>-0.621757184473272</text:p>
              </table:table-cell>
              <table:table-cell office:value-type="float" office:value="139">
                <text:p>139</text:p>
              </table:table-cell>
              <table:table-cell office:value-type="float" office:value="-0.313341819232359">
                <text:p>-0.313341819232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">
                <text:p>83</text:p>
              </table:table-cell>
              <table:table-cell office:value-type="float" office:value="-0.689155159290408">
                <text:p>-0.689155159290408</text:p>
              </table:table-cell>
              <table:table-cell office:value-type="float" office:value="154">
                <text:p>154</text:p>
              </table:table-cell>
              <table:table-cell office:value-type="float" office:value="-0.360969868221613">
                <text:p>-0.3609698682216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">
                <text:p>94</text:p>
              </table:table-cell>
              <table:table-cell office:value-type="float" office:value="-0.748659890490204">
                <text:p>-0.748659890490204</text:p>
              </table:table-cell>
              <table:table-cell office:value-type="float" office:value="169">
                <text:p>169</text:p>
              </table:table-cell>
              <table:table-cell office:value-type="float" office:value="-0.407968238326283">
                <text:p>-0.407968238326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">
                <text:p>107</text:p>
              </table:table-cell>
              <table:table-cell office:value-type="float" office:value="-0.834710744881732">
                <text:p>-0.834710744881732</text:p>
              </table:table-cell>
              <table:table-cell office:value-type="float" office:value="184">
                <text:p>184</text:p>
              </table:table-cell>
              <table:table-cell office:value-type="float" office:value="-0.450985623409974">
                <text:p>-0.4509856234099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-0.939047718996771">
                <text:p>-0.939047718996771</text:p>
              </table:table-cell>
              <table:table-cell office:value-type="float" office:value="199">
                <text:p>199</text:p>
              </table:table-cell>
              <table:table-cell office:value-type="float" office:value="-0.500875292912823">
                <text:p>-0.500875292912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9">
                <text:p>139</text:p>
              </table:table-cell>
              <table:table-cell office:value-type="float" office:value="-1.0700248318162">
                <text:p>-1.070024831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">
                <text:p>152</text:p>
              </table:table-cell>
              <table:table-cell office:value-type="float" office:value="-1.1551826401565">
                <text:p>-1.155182640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1">
                <text:p>161</text:p>
              </table:table-cell>
              <table:table-cell office:value-type="float" office:value="-1.21739582465808">
                <text:p>-1.21739582465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 LibreOffice_project/2524958677847fb3bb44820e40380acbe820f96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